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abc" officeooo:paragraph-rsid="00126abc"/>
    </style:style>
    <style:style style:name="P2" style:family="paragraph" style:parent-style-name="Standard">
      <style:text-properties officeooo:rsid="0014516e" officeooo:paragraph-rsid="0014516e"/>
    </style:style>
    <style:style style:name="P3" style:family="paragraph" style:parent-style-name="Standard">
      <style:text-properties officeooo:rsid="0014516e" officeooo:paragraph-rsid="001768d3"/>
    </style:style>
    <style:style style:name="P4" style:family="paragraph" style:parent-style-name="Standard">
      <style:text-properties officeooo:rsid="0015a9cf" officeooo:paragraph-rsid="0015a9cf"/>
    </style:style>
    <style:style style:name="T1" style:family="text">
      <style:text-properties officeooo:rsid="0014516e"/>
    </style:style>
    <style:style style:name="T2" style:family="text">
      <style:text-properties officeooo:rsid="0015a9cf"/>
    </style:style>
    <style:style style:name="T3" style:family="text">
      <style:text-properties officeooo:rsid="001768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losind WebStorm generați un <text:s/>proiect software cu numele SearchApp. </text:p>
      <text:p text:style-name="Standard"/>
      <text:p text:style-name="Standard">Landing page va conține un meniu cu următoarele optiuni : AlegeOperator, <text:s/>InputTablou, StabilesteReferinta.+ un buton cu textul CautaReferinta și un buton cu textul Reset</text:p>
      <text:p text:style-name="Standard">Selectarea oricărei <text:s/>opțiuni presupune afișarea altor elemente în landing page după cum urmează.</text:p>
      <text:p text:style-name="Standard">Când Utilizatorul selectează opțiunea AlegeOperator se afișează o lista cu operatori de comparație JS( e.g <text:s/>&gt; , !=)</text:p>
      <text:p text:style-name="Standard">Din aceasta lista Utilizatorul poate selecta un operator <text:s/>- acesta va fi memorat deoarece va fi folosit ulterior.</text:p>
      <text:p text:style-name="Standard">Când Utilizatorul selectează opțiunea <text:s/>InputTablou , opțiunea va permite introducerea de către utilizator a unui set de numere ( 10 numere) <text:s/>- acestea se vor memora deoarece vor fi folosite ulterior</text:p>
      <text:p text:style-name="Standard"><text:s/>Când utilizatorul selectează opțiunea StabilesteReferinta se va afișa un element de input prin care utilizatorul va introduce o valoarea. ( valoare de referință )</text:p>
      <text:p text:style-name="Standard">Când Utilizatorul va apasă butonul CautaReferinta - acesta presupune o funcționalitate <text:s/>prin care în setul de numere introdus de utilizator se vor caută numerele care corespund condiției <text:s/>stabilite de utilizator prin selecția operatorului și a valorii de referinta. </text:p>
      <text:p text:style-name="Standard"/>
      <text:p text:style-name="Standard">Aplicația trebuie <text:s/>sa afișeze elementele găsite sau un mesaj de eroare în cazul în care nu exista elemente găsite</text:p>
      <text:p text:style-name="Standard"/>
      <text:p text:style-name="Standard">Cand utilizatorul apasă butonul Reset , opțiunile din meniu se initializeaza ( se resetează <text:s/>- valori inițiale – default)</text:p>
      <text:p text:style-name="Standard"/>
      <text:p text:style-name="Standard">- <text:span text:style-name="T2">numele aplicatiei va fi “SearchApp”;</text:span></text:p>
      <text:p text:style-name="Standard">- <text:span text:style-name="T1">creeaza o pagina HTML care sa contina:</text:span></text:p>
      <text:p text:style-name="Standard"><text:tab/><text:span text:style-name="T1">a. un meniu:</text:span></text:p>
      <text:p text:style-name="Standard"><text:tab/><text:tab/><text:span text:style-name="T1">a1. Selectie AlegeOperator,</text:span></text:p>
      <text:p text:style-name="Standard"><text:tab/><text:tab/><text:span text:style-name="T1">a2. Selectie InputTable,</text:span></text:p>
      <text:p text:style-name="Standard"><text:tab/><text:tab/><text:span text:style-name="T1">a3. Selectie StabilesteReferinta,</text:span></text:p>
      <text:p text:style-name="Standard"><text:tab/><text:tab/><text:span text:style-name="T1">a4. Buton cu textul CautaReferinta,</text:span></text:p>
      <text:p text:style-name="P2"><text:tab/><text:tab/>a5. Buton cu textul reset.</text:p>
      <text:p text:style-name="P3">Selectia AlegeOperator va afisa o lista cu operatori de comparatie JavaScript “&gt;” si “!=”. Utilizatorul va putea selecta una din optiuni, care va fi memorata pentru o viitoare utilizare. </text:p>
      <text:p text:style-name="P3"><text:span text:style-name="T3"><text:tab/>- Operatorul “!=” este un operator de inegalitate. care compara doua valori si returneaza “true” daca acestea nu sunt egale, si “false” daca acestea sunt egale.</text:span></text:p>
      <text:p text:style-name="P3"><text:tab/>- <text:span text:style-name="T3">Operatorul “&gt;” este un operator de comparatie care va fi utilizat pentru a verifica daca o valoare este mai mare decat alta. Acest operator va returna “true” daca prima valoare este mai mare decat a doua si “false” in caz contrar.</text:span></text:p>
      <text:p text:style-name="P2"/>
      <text:p text:style-name="P2">Selectia <text:span text:style-name="T2">InputTablou va genera un input de 10 numere intregi, care vor fi salvate pentru o utilizare ulterioara.</text:span></text:p>
      <text:p text:style-name="P2"/>
      <text:p text:style-name="P4">Selectia StabilesteReferinta va genera un input, unde utilizatorul va introduce o valoare de comparatie cu valorile de la selectia InputTaboul.</text:p>
      <text:p text:style-name="P4"/>
      <text:p text:style-name="P4">Butonul CautaReferinta va avea atribuita o functie prin care in setul de numere introduse de catre utilizator. se vor cauta numerele care corespund conditiei stabilite de catre utilizator prin selectia operatorului de comparatie si a valorii de referinta.</text:p>
      <text:p text:style-name="P4"/>
      <text:p text:style-name="P4"><text:soft-page-break/>Aplicatia “SearchApp” va afisa intr-un pop-up elementele gasite, sau un mesaj de eroare, in cazul in care nu exista elemente gasite.</text:p>
      <text:p text:style-name="P4"/>
      <text:p text:style-name="P4">La apasarea butonului Reset, optiunile din meniu se reseteaza si revin la valorile initiale.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( ) aceasta este o conditie<text:line-break/>conditia poate contine elemente (variabil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2" meta:paragraph-count="27" meta:word-count="467" meta:character-count="3056" meta:non-whitespace-character-count="2587"/>
  </office:meta>
</office:document-meta>
</file>